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25pt" fo:font-style="normal" style:text-underline-style="solid" style:text-underline-width="auto" style:text-underline-color="font-color" fo:font-weight="bold" officeooo:rsid="0008aa02" officeooo:paragraph-rsid="0008aa02" style:font-size-asian="25pt" style:font-style-asian="normal" style:font-weight-asian="bold" style:font-size-complex="25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ize="15pt" fo:font-style="normal" style:text-underline-style="solid" style:text-underline-width="auto" style:text-underline-color="font-color" fo:font-weight="normal" officeooo:rsid="000a2850" officeooo:paragraph-rsid="000a2850" style:font-size-asian="13.1000003814697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size="15pt" fo:font-style="normal" style:text-underline-style="solid" style:text-underline-width="auto" style:text-underline-color="font-color" fo:font-weight="normal" officeooo:rsid="000bc8c8" officeooo:paragraph-rsid="000bc8c8" style:font-size-asian="13.1000003814697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5pt" fo:font-style="normal" style:text-underline-style="solid" style:text-underline-width="auto" style:text-underline-color="font-color" fo:font-weight="normal" officeooo:rsid="000c167a" officeooo:paragraph-rsid="000c167a" style:font-size-asian="13.1000003814697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5pt" fo:font-style="normal" style:text-underline-style="solid" style:text-underline-width="auto" style:text-underline-color="font-color" fo:font-weight="normal" officeooo:rsid="000c985c" officeooo:paragraph-rsid="000c985c" style:font-size-asian="13.1000003814697pt" style:font-style-asian="normal" style:font-weight-asian="normal" style:font-size-complex="15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d3ed8"/>
    </style:style>
    <style:style style:name="T3" style:family="text">
      <style:text-properties fo:color="#2a6099" style:text-underline-style="none"/>
    </style:style>
    <style:style style:name="T4" style:family="text">
      <style:text-properties fo:color="#2a6099" style:text-underline-style="none" officeooo:rsid="000bc8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ponses aux Questions du TP1</text:p>
      <text:p text:style-name="P1"/>
      <text:p text:style-name="P1"/>
      <text:p text:style-name="P2">Q1 :<text:span text:style-name="T1"><text:tab/></text:span><text:span text:style-name="T3">La relation entre la classe Element et la classe Trajectoire est un mécanisme de composition. En C++, </text:span><text:span text:style-name="T4">cette relation est implémentée par l’instanciation d’un pointeur ainsi qu’une allocation dynamique.</text:span></text:p>
      <text:p text:style-name="P2"><text:span text:style-name="T3"/></text:p>
      <text:p text:style-name="P3">Q2 :<text:span text:style-name="T1"><text:tab/></text:span><text:span text:style-name="T3">La classe Element est une classe abstraite, car une de ses méthode est virtuelle pure.</text:span></text:p>
      <text:p text:style-name="P3"><text:span text:style-name="T3"/></text:p>
      <text:p text:style-name="P3">Q3 :<text:span text:style-name="T1"><text:tab/>Codage des classes dans un « Non-Qt Project ».</text:span></text:p>
      <text:p text:style-name="P3"><text:span text:style-name="T1"/></text:p>
      <text:p text:style-name="P4">Q4 :<text:span text:style-name="T1"> Codage de la méthode Afficher().</text:span></text:p>
      <text:p text:style-name="P4"><text:span text:style-name="T1"/></text:p>
      <text:p text:style-name="P5">Q5 :<text:span text:style-name="T1"> Envoi sur GitHub.</text:span></text:p>
      <text:p text:style-name="P5"><text:span text:style-name="T1"/></text:p>
      <text:p text:style-name="P5">Q6 :<text:span text:style-name="T1"> Codage des nouveaux attributs des classes.</text:span></text:p>
      <text:p text:style-name="P5"><text:span text:style-name="T1"/></text:p>
      <text:p text:style-name="P5">Q7 :<text:span text:style-name="T1"> Complément du constructeur Segment, et modification de la méthode afficher() de la classe </text:span><text:span text:style-name="T2">S</text:span><text:span text:style-name="T1">egment.</text:span></text:p>
      <text:p text:style-name="P5"><text:span text:style-name="T1"/></text:p>
      <text:p text:style-name="P5">Q8 :<text:span text:style-name="T1"> Codage de la méthode afficher() de la classe Trajectoire.</text:span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0-15T09:27:05.644772274</meta:creation-date>
    <dc:date>2020-10-15T12:57:15.393983027</dc:date>
    <meta:editing-duration>PT3H9M37S</meta:editing-duration>
    <meta:editing-cycles>6</meta:editing-cycles>
    <meta:generator>LibreOffice/6.3.5.2$Linux_X86_64 LibreOffice_project/30$Build-2</meta:generator>
    <meta:document-statistic meta:table-count="0" meta:image-count="0" meta:object-count="0" meta:page-count="1" meta:paragraph-count="9" meta:word-count="111" meta:character-count="648" meta:non-whitespace-character-count="546"/>
  </office:meta>
</office:document-meta>
</file>